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4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5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0pt" fo:language="pt" fo:country="BR" style:font-size-asian="10pt" style:font-size-complex="10pt"/>
    </style:style>
    <style:style style:name="P18" style:family="paragraph" style:parent-style-name="Heading_20_1">
      <style:text-properties fo:font-size="14pt" fo:language="pt" fo:country="BR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font-name="Thaoma"/>
    </style:style>
    <style:style style:name="T7" style:family="text">
      <style:text-properties style:font-name="Thaoma" fo:font-weight="normal" style:font-weight-asian="normal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>Food Delivery Web</text:p>
      <text:p text:style-name="P6">Regras de Negócio</text:p>
      <text:p text:style-name="P11"/>
      <text:p text:style-name="P10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2">15/10/09</text:p>
          </table:table-cell>
          <table:table-cell table:style-name="Tabela1.B2" office:value-type="float" office:value="1">
            <text:p text:style-name="P12">1</text:p>
          </table:table-cell>
          <table:table-cell table:style-name="Tabela1.C2" office:value-type="string">
            <text:p text:style-name="P13">Criação das Regras de Negócio</text:p>
          </table:table-cell>
          <table:table-cell table:style-name="Tabela1.D2" office:value-type="string">
            <text:p text:style-name="P12">Paulo Roberto</text:p>
          </table:table-cell>
        </table:table-row>
        <table:table-row table:style-name="Tabela1.1"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h text:style-name="P18" text:outline-level="1" text:is-list-header="true"/>
      <text:h text:style-name="P18" text:outline-level="1">Regras de Negócio</text:h>
      <text:p text:style-name="P14"/>
      <text:p text:style-name="P14">RN1 - Validação ao Incluir ou Alterar dados de Cliente</text:p>
      <text:p text:style-name="P15">Ao incluir ou alterar os dados de um cliente, se já existir um cliente com os mesmos e-mail ou CPF, o sistema não deve permitir a inclusão ou alteração.</text:p>
      <text:p text:style-name="P14"><text:s/><text:line-break/>RN2 - Validação ao Excluir Cliente </text:p>
      <text:p text:style-name="P17"><text:span text:style-name="T6">Ao exclui os dados de um cliente, se houver ao menos um pedido deste cliente, o sistema não deve permitir a exclusão.</text:span></text:p>
      <text:p text:style-name="P17"><text:span text:style-name="T7"/></text:p>
      <text:p text:style-name="P17"><text:span text:style-name="T7">RN3 – Validação ao Incluir ou Alterar Cardápios</text:span></text:p>
      <text:p text:style-name="P17"><text:span text:style-name="T7">Ao Incluir ou alterar os dados de um cardápio, se já existir um cardápio com o mesmo nome o sistema não deve permitir a inclusão ou alteração.</text:span></text:p>
      <text:p text:style-name="P17"><text:span text:style-name="T7"/></text:p>
      <text:p text:style-name="P17"><text:span text:style-name="T7">RN4 – Validação ao Excluir Cardápio</text:span></text:p>
      <text:p text:style-name="P17"><text:span text:style-name="T7">Ao excluir os dados de um cardápio, se houver algum prato que faça referência a este cardápio o sistema não deve permitir a exclusão.</text:span></text:p>
      <text:h text:style-name="P19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6T14:12:46</dc:date>
    <meta:editing-cycles>15</meta:editing-cycles>
    <meta:editing-duration>PT577H46M17S</meta:editing-duration>
    <meta:generator>OpenOffice.org/3.0$Linux OpenOffice.org_project/300m15$Build-9379</meta:generator>
    <meta:document-statistic meta:table-count="2" meta:image-count="1" meta:object-count="0" meta:page-count="1" meta:paragraph-count="28" meta:word-count="190" meta:character-count="1122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